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width="0.044cm" draw:stroke-linejoin="miter" draw:fill="solid" draw:fill-color="#ffffff"/>
    </style:style>
    <style:style style:name="P1" style:family="paragraph">
      <loext:graphic-properties draw:fill="solid" draw:fill-color="#ffffff"/>
    </style:style>
  </office:automatic-styles>
  <office:body>
    <office:drawing>
      <draw:page draw:name="page1" draw:style-name="dp1" draw:master-page-name="Default">
        <draw:path draw:style-name="gr1" draw:text-style-name="P1" draw:layer="layout" svg:width="7.012cm" svg:height="3.024cm" svg:x="0.033cm" svg:y="0.046cm" svg:viewBox="0 0 7013 3025" svg:d="M4591 0c-10 0-19 2-28 7l-241 92c-26 9-45 17-57 23s-18 14-18 26c0 17 9 27 27 32 17 5 38 11 60 19 22 9 42 23 60 43s26 53 26 100v1773c0 37-4 66-12 84-8 19-21 33-37 43-17 9-35 16-57 21-21 5-43 11-67 18-18 4-34 10-45 15-12 6-18 18-18 34 0 17 11 26 33 30 23 3 40 5 52 5 30 0 70-2 118-6 48-5 94-7 136-7 41 0 80 2 117 7 38 4 78 6 121 6 19 0 37-2 54-7 18-4 27-14 27-28 0-16-10-26-30-30-20-3-44-10-72-19-17-5-34-15-52-30-17-15-26-43-26-83v-500c0-11 8-17 25-17 7 0 17 7 31 21l533 503c26 26 39 45 39 57 0 11-6 22-19 31-13 10-29 15-48 18-31 4-55 10-74 16s-28 17-28 33c0 17 8 26 24 30 17 3 44 5 82 5 42 0 84-2 127-6 42-5 87-7 134-7 54 0 103 2 148 7 45 4 86 6 123 6 62 0 92-11 92-35 0-12-8-21-23-28s-36-16-62-27c-25-10-55-24-90-40-34-17-68-41-104-74l-610-554c-5-5-11-11-18-19-7-9-10-19-10-30 0-10 30-35 91-76s132-85 210-133c79-47 156-91 230-132s124-67 150-79c11-5 27-10 47-16s40-12 59-19c18-7 34-15 47-23 13-9 20-17 20-27 0-19-7-30-22-35-14-5-29-7-45-7-36 0-78 1-126 3s-95 4-139 4c-47 0-95-2-143-4s-91-3-129-3c-12 0-23 3-33 10-11 8-16 16-16 25 0 14 7 25 21 34 14 8 29 16 46 24 16 9 32 19 46 32s21 32 21 55c0 12-14 29-41 51s-60 48-100 76-84 58-133 88c-48 31-93 59-135 83-43 25-80 45-112 60-31 16-50 23-54 23-21 0-32-18-32-56v-1452c0-26-4-43-13-52-8-8-17-12-26-12zM1024 170c-113 0-214 4-302 10-88 7-176 11-263 11h-321c-12 0-26 0-41 1-15 2-30 4-44 7-14 4-27 10-37 18-11 8-16 20-16 34 0 19 8 30 23 33 15 4 43 8 83 13 23 2 49 4 76 5s53 4 77 7c25 4 46 9 62 18 16 8 25 20 25 37v1660c0 52-5 92-14 120-10 28-22 50-37 65-16 16-33 26-52 32-18 6-37 10-56 13-54 9-89 21-106 35-16 14-25 28-25 42 0 19 9 29 25 31 17 2 29 3 39 3 42 0 93-2 152-6 58-5 114-7 166-7h834c150 0 292-26 425-76 133-51 249-120 348-207s178-189 235-307c58-117 87-242 87-374 0-212-35-395-106-549s-167-280-288-379-263-172-426-219c-162-47-337-71-523-71zM946 276c73 0 151 9 234 26 82 18 164 46 244 83 80 38 158 85 232 141 74 57 140 124 197 202 56 77 101 166 134 264 33 99 50 209 50 329s-17 226-50 319-76 174-131 244c-54 69-115 128-184 178-68 49-137 89-205 118-69 30-135 51-199 65-63 15-119 22-166 22-57 0-112-7-167-22-54-14-102-35-145-65-42-29-77-66-102-111-26-45-39-98-39-159v-1521c0-12 1-25 5-39 3-14 15-27 34-37 18-11 48-20 88-27s97-10 170-10zM6470 953c-110 0-206 24-285 71-80 47-147 106-200 178s-92 152-118 241c-25 88-38 173-38 256 0 221 53 396 159 525 106 128 257 192 452 192 92 0 170-13 235-40s118-58 161-93c42-34 73-66 91-95 19-29 29-48 29-55 0-19-11-28-32-28-14 0-27 8-39 23s-28 32-49 49c-22 18-51 34-89 48-37 14-90 21-158 21-109 0-196-17-263-51s-119-79-156-133c-36-54-61-116-74-187s-19-144-19-220v-74c0-21 2-38 7-49h858c31 0 50-6 58-16 9-11 13-33 13-66 0-37-10-84-29-141-18-56-49-111-91-164s-98-98-168-136c-69-37-154-56-255-56zM2548 1011c-26 0-47 1-63 3-17 3-25 12-25 29 0 11 7 20 21 26s43 15 85 27c21 4 43 10 67 17 23 7 35 24 35 50 0 52 0 110-2 175-1 64-1 131-1 199 0 66-1 132-2 198s-2 126-2 180c0 75 7 144 20 205s35 114 67 159c32 44 75 78 130 102 56 24 125 35 207 35 71 0 134-11 189-33s103-46 145-73c41-27 74-51 100-72 26-22 46-32 60-32 17 0 25 14 25 42v81c0 17 1 30 3 41 3 10 11 16 24 16 17 0 61-7 132-21s169-30 294-49c26-5 44-9 55-14 10-4 16-14 16-28 0-18-14-29-41-31s-75-4-143-4c-16 0-36-4-58-14-23-9-34-33-34-70 0-179 2-357 7-535s7-356 7-535c0-33-10-53-29-62-18-8-34-12-46-12-35 0-70 1-104 3s-69 4-105 4c-30 0-60-2-90-4-29-2-59-3-89-3-19 0-37 2-53 5-17 4-25 11-25 23 0 14 13 26 40 35 27 10 48 17 62 22 43 11 75 20 99 26 23 6 42 11 55 16s21 10 24 18c4 7 6 15 6 24 0 127-1 253-4 378-2 125-3 250-3 378 0 35-4 71-13 109-8 38-26 71-54 101-28 29-70 53-125 72s-132 28-231 28c-87 0-155-19-204-58s-74-95-74-168c0-157 1-314 3-471 3-156 4-313 4-471 0-26-3-44-9-53s-21-14-45-14c-26 0-52 1-78 3-26 3-52 4-78 4s-51-1-76-4c-25-2-50-3-76-3zM6520 1038c75 0 138 21 187 62 50 41 74 92 74 153 0 33-4 60-12 81-8 22-25 39-51 53s-63 24-110 30-109 9-187 9c-75 0-133-1-174-2s-72-3-92-5-32-5-35-9c-4-3-6-9-6-16 0-28 10-62 29-102 18-40 45-79 79-116 34-38 77-70 127-97 51-27 108-41 171-41zM4712 2629c-71 0-127 40-127 107 0 68 39 89 120 113 64 19 87 34 87 63 0 38-26 56-80 56-36 0-74-17-100-45l-41 40c33 38 81 62 137 62 98 0 142-47 142-116s-47-93-123-116c-66-20-84-33-84-60 0-26 19-48 64-48 38 0 66 12 90 37l40-41c-34-33-73-52-125-52zM248 2635v223c0 105 50 167 145 167s147-59 147-166v-224h-57v225c0 70-29 107-89 107-58 0-88-39-88-111v-221zM1800 2635v384h58v-384zM5323 2635v384h57v-384zM6557 2635l137 232v152h58v-152l138-232h-67l-60 106c-14 25-33 62-40 76-6-14-26-53-39-76l-60-106zM1022 2635v384h56v-199c0-22-1-75-1-89 6 10 19 33 29 47l153 241h55v-384h-56v198c0 21 0 76 0 90-5-9-22-38-32-54l-146-234zM2320 2635l134 384h61l131-384h-61l-79 244c-7 22-18 57-22 71-3-14-14-48-21-71l-80-244zM3106 2635v384h256v-56h-198v-121h110v-56h-110v-95h190v-56zM3828 2635v384h56v-152h87l76 152h67l-79-157c52-13 85-51 85-113 0-79-57-114-124-114zM5843 2635v56h112v328h58v-328h111v-56zM3884 2689h112c39 0 65 22 65 62 0 42-26 62-65 62h-112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7.082cm" fo:page-height="3.0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8-24T11:43:36.494693635</dc:date>
    <dc:creator>Alex </dc:creator>
    <meta:editing-duration>PT36S</meta:editing-duration>
    <meta:editing-cycles>1</meta:editing-cycles>
    <meta:document-statistic meta:object-count="1"/>
    <meta:generator>LibreOffice/6.0.3.2$Linux_X86_64 LibreOffice_project/00m0$Build-2</meta:generator>
  </office:meta>
</office:document-meta>
</file>